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da953" officeooo:paragraph-rsid="001da95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5442e" officeooo:paragraph-rsid="0025442e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e6b34" officeooo:paragraph-rsid="001e6b3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officeooo:paragraph-rsid="0019eb27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47c59c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459f6e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047c59c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4be9ea"/>
    </style:style>
    <style:style style:name="P10" style:family="paragraph" style:parent-style-name="Standard" style:list-style-name="L2">
      <style:paragraph-properties fo:text-align="start" style:justify-single-word="false"/>
      <style:text-properties officeooo:paragraph-rsid="0045d4d3"/>
    </style:style>
    <style:style style:name="P11" style:family="paragraph" style:parent-style-name="Standard" style:list-style-name="L2">
      <style:paragraph-properties fo:text-align="start" style:justify-single-word="false"/>
      <style:text-properties officeooo:paragraph-rsid="004adc20"/>
    </style:style>
    <style:style style:name="P12" style:family="paragraph" style:parent-style-name="Standard" style:list-style-name="L4">
      <style:paragraph-properties fo:text-align="start" style:justify-single-word="false"/>
      <style:text-properties officeooo:paragraph-rsid="00459f6e"/>
    </style:style>
    <style:style style:name="P13" style:family="paragraph" style:parent-style-name="Standard" style:list-style-name="L5">
      <style:paragraph-properties fo:text-align="start" style:justify-single-word="false"/>
      <style:text-properties officeooo:paragraph-rsid="0045d4d3"/>
    </style:style>
    <style:style style:name="P14" style:family="paragraph" style:parent-style-name="Standard" style:list-style-name="L6">
      <style:paragraph-properties fo:text-align="start" style:justify-single-word="false"/>
      <style:text-properties officeooo:paragraph-rsid="0025442e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bf317" officeooo:paragraph-rsid="004f95e1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48dbc" officeooo:paragraph-rsid="004f95e1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95e1" officeooo:paragraph-rsid="004f95e1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adc20" officeooo:paragraph-rsid="004adc20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48dbc" officeooo:paragraph-rsid="00459f6e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59f6e" officeooo:paragraph-rsid="00459f6e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be9ea" officeooo:paragraph-rsid="00448dbc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459f6e" officeooo:paragraph-rsid="00459f6e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officeooo:rsid="00459f6e" officeooo:paragraph-rsid="00459f6e"/>
    </style:style>
    <style:style style:name="P2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officeooo:rsid="0045d4d3" officeooo:paragraph-rsid="0045d4d3"/>
    </style:style>
    <style:style style:name="P2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rsid="0043e53f" officeooo:paragraph-rsid="00459f6e"/>
    </style:style>
    <style:style style:name="P26" style:family="paragraph" style:parent-style-name="Standard" style:list-style-name="L2">
      <style:paragraph-properties fo:text-align="start" style:justify-single-word="false"/>
      <style:text-properties officeooo:rsid="004be9ea" officeooo:paragraph-rsid="004be9ea"/>
    </style:style>
    <style:style style:name="P27" style:family="paragraph" style:parent-style-name="Standard" style:list-style-name="L2">
      <style:paragraph-properties fo:text-align="start" style:justify-single-word="false"/>
      <style:text-properties officeooo:rsid="0047c59c" officeooo:paragraph-rsid="0047c59c"/>
    </style:style>
    <style:style style:name="P28" style:family="paragraph" style:parent-style-name="Standard" style:list-style-name="L2">
      <style:paragraph-properties fo:text-align="start" style:justify-single-word="false"/>
      <style:text-properties officeooo:rsid="0048cf55" officeooo:paragraph-rsid="0048cf55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39e27d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3f3bed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bold" officeooo:rsid="0039e27d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42158b"/>
    </style:style>
    <style:style style:name="T9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39e27d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42111a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44e7cd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4adc20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43e53f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4dc643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4be9ea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50db6c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text-line-through-style="none" style:text-line-through-type="none" style:font-name="DejaVu Sans Condensed" fo:font-size="12pt" fo:font-style="normal" fo:font-weight="normal" officeooo:rsid="0043e53f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style="normal" fo:font-weight="normal" officeooo:rsid="00459f6e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text-line-through-style="none" style:text-line-through-type="none" style:font-name="DejaVu Sans Condensed" fo:font-size="12pt" fo:font-style="normal" fo:font-weight="normal" officeooo:rsid="00448dbc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text-line-through-style="none" style:text-line-through-type="none" style:font-name="DejaVu Sans Condensed" fo:font-size="12pt" fo:font-style="normal" fo:font-weight="normal" officeooo:rsid="0045d4d3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text-line-through-style="none" style:text-line-through-type="none" style:font-name="DejaVu Sans Condensed" fo:font-size="12pt" fo:font-style="normal" fo:font-weight="normal" officeooo:rsid="0047c59c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style="normal" fo:font-weight="normal" officeooo:rsid="004adc20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text-line-through-style="none" style:text-line-through-type="none" style:font-name="DejaVu Sans Condensed" fo:font-size="12pt" fo:font-style="normal" fo:font-weight="normal" officeooo:rsid="004be9ea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text-line-through-style="none" style:text-line-through-type="none" style:font-name="DejaVu Sans Condensed" fo:font-size="12pt" fo:font-style="normal" fo:font-weight="normal" officeooo:rsid="004cbf25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text-line-through-style="none" style:text-line-through-type="none" style:font-name="DejaVu Sans Condensed" fo:font-size="12pt" fo:font-style="normal" fo:font-weight="bold" officeooo:rsid="0043e53f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style="normal" fo:font-weight="bold" officeooo:rsid="0045d4d3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style="normal" fo:font-weight="bold" officeooo:rsid="00459f6e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style="normal" fo:font-weight="bold" officeooo:rsid="0047c59c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style="normal" fo:font-weight="bold" officeooo:rsid="00448dbc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style="normal" fo:font-weight="bold" officeooo:rsid="004adc20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style:font-name="DejaVu Sans Condensed" fo:font-size="12pt" fo:font-weight="normal" officeooo:rsid="00425c7b" style:font-size-asian="12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style:font-name="DejaVu Sans Condensed" fo:font-size="12pt" fo:font-weight="normal" officeooo:rsid="0039e27d" style:font-size-asian="12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style:font-name="DejaVu Sans Condensed" fo:font-size="12pt" fo:font-weight="normal" officeooo:rsid="003f3bed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style:font-name="DejaVu Sans Condensed" fo:font-size="12pt" fo:font-weight="normal" officeooo:rsid="0044e7cd" style:font-size-asian="12pt" style:font-weight-asian="normal" style:font-size-complex="12pt" style:font-weight-complex="normal"/>
    </style:style>
    <style:style style:name="T38" style:family="text">
      <style:text-properties style:text-line-through-style="none" style:text-line-through-type="none" style:font-name="DejaVu Sans Condensed" fo:font-size="12pt" fo:font-weight="normal" officeooo:rsid="004adc20" style:font-size-asian="12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style:font-name="DejaVu Sans Condensed" fo:font-size="12pt" fo:font-weight="normal" officeooo:rsid="0043e53f" style:font-size-asian="12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style:font-name="DejaVu Sans Condensed" fo:font-size="12pt" fo:font-weight="normal" officeooo:rsid="00254cbd" style:font-size-asian="12pt" style:font-weight-asian="normal" style:font-size-complex="12pt" style:font-weight-complex="normal"/>
    </style:style>
    <style:style style:name="T41" style:family="text">
      <style:text-properties style:text-line-through-style="none" style:text-line-through-type="none" style:font-name="DejaVu Sans Condensed" fo:font-size="12pt" fo:font-weight="normal" officeooo:rsid="0025442e" style:font-size-asian="12pt" style:font-weight-asian="normal" style:font-size-complex="12pt" style:font-weight-complex="normal"/>
    </style:style>
    <style:style style:name="T42" style:family="text">
      <style:text-properties style:text-line-through-style="none" style:text-line-through-type="none" style:font-name="DejaVu Sans Condensed" fo:font-size="12pt" fo:font-weight="normal" officeooo:rsid="004be9ea" style:font-size-asian="12pt" style:font-weight-asian="normal" style:font-size-complex="12pt" style:font-weight-complex="normal"/>
    </style:style>
    <style:style style:name="T43" style:family="text">
      <style:text-properties style:text-line-through-style="none" style:text-line-through-type="none" style:font-name="DejaVu Sans Condensed" fo:font-size="12pt" fo:font-weight="normal" officeooo:rsid="004dc643" style:font-size-asian="12pt" style:font-weight-asian="normal" style:font-size-complex="12pt" style:font-weight-complex="normal"/>
    </style:style>
    <style:style style:name="T44" style:family="text">
      <style:text-properties style:text-line-through-style="none" style:text-line-through-type="none" fo:font-size="12pt" fo:font-weight="bold" officeooo:rsid="00426a3f" style:font-size-asian="12pt" style:font-weight-asian="bold" style:font-size-complex="12pt" style:font-weight-complex="bold"/>
    </style:style>
    <style:style style:name="T45" style:family="text">
      <style:text-properties style:text-line-through-style="none" style:text-line-through-type="none" fo:font-size="12pt" fo:font-weight="bold" officeooo:rsid="00426ef8" style:font-size-asian="12pt" style:font-weight-asian="bold" style:font-size-complex="12pt" style:font-weight-complex="bold"/>
    </style:style>
    <style:style style:name="T46" style:family="text">
      <style:text-properties style:text-line-through-style="none" style:text-line-through-type="none" fo:font-size="12pt" fo:font-weight="bold" officeooo:rsid="00264d9d" style:font-size-asian="12pt" style:font-weight-asian="bold" style:font-size-complex="12pt" style:font-weight-complex="bold"/>
    </style:style>
    <style:style style:name="T47" style:family="text">
      <style:text-properties style:text-line-through-style="none" style:text-line-through-type="none" fo:font-size="12pt" fo:font-weight="bold" officeooo:rsid="001bf317" style:font-size-asian="12pt" style:font-weight-asian="bold" style:font-size-complex="12pt" style:font-weight-complex="bold"/>
    </style:style>
    <style:style style:name="T48" style:family="text">
      <style:text-properties style:text-line-through-style="none" style:text-line-through-type="none" fo:font-size="12pt" fo:font-weight="bold" officeooo:rsid="0019eb27" style:font-size-asian="12pt" style:font-weight-asian="bold" style:font-size-complex="12pt" style:font-weight-complex="bold"/>
    </style:style>
    <style:style style:name="T49" style:family="text">
      <style:text-properties style:text-line-through-style="none" style:text-line-through-type="none" fo:font-size="12pt" fo:font-weight="bold" officeooo:rsid="00448dbc" style:font-size-asian="12pt" style:font-weight-asian="bold" style:font-size-complex="12pt" style:font-weight-complex="bold"/>
    </style:style>
    <style:style style:name="T50" style:family="text">
      <style:text-properties style:text-line-through-style="none" style:text-line-through-type="none" fo:font-size="12pt" fo:font-weight="bold" officeooo:rsid="00276046" style:font-size-asian="12pt" style:font-weight-asian="bold" style:font-size-complex="12pt" style:font-weight-complex="bold"/>
    </style:style>
    <style:style style:name="T51" style:family="text">
      <style:text-properties style:text-line-through-style="none" style:text-line-through-type="none" fo:font-size="12pt" fo:font-weight="bold" officeooo:rsid="003cc662" style:font-size-asian="12pt" style:font-weight-asian="bold" style:font-size-complex="12pt" style:font-weight-complex="bold"/>
    </style:style>
    <style:style style:name="T52" style:family="text">
      <style:text-properties style:text-line-through-style="none" style:text-line-through-type="none" fo:font-size="12pt" fo:font-weight="bold" officeooo:rsid="00339c72" style:font-size-asian="12pt" style:font-weight-asian="bold" style:font-size-complex="12pt" style:font-weight-complex="bold"/>
    </style:style>
    <style:style style:name="T53" style:family="text">
      <style:text-properties style:text-line-through-style="none" style:text-line-through-type="none" fo:font-size="12pt" fo:font-weight="bold" officeooo:rsid="002f417c" style:font-size-asian="12pt" style:font-weight-asian="bold" style:font-size-complex="12pt" style:font-weight-complex="bold"/>
    </style:style>
    <style:style style:name="T54" style:family="text">
      <style:text-properties officeooo:rsid="00448dbc"/>
    </style:style>
    <style:style style:name="T5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size="12pt" fo:font-style="normal" fo:font-weight="normal" officeooo:rsid="0045d4d3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size="12pt" fo:font-style="normal" fo:font-weight="normal" officeooo:rsid="0047c59c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9" style:family="text">
      <style:text-properties officeooo:rsid="0047c59c"/>
    </style:style>
    <style:style style:name="T60" style:family="text">
      <style:text-properties fo:font-style="normal" fo:font-weight="bold" officeooo:rsid="003a543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448dbc" style:font-style-asian="normal" style:font-weight-asian="bold" style:font-style-complex="normal" style:font-weight-complex="bold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03a543d" style:font-style-asian="normal" style:font-style-complex="normal"/>
    </style:style>
    <style:style style:name="T64" style:family="text">
      <style:text-properties fo:font-style="normal" officeooo:rsid="004be9ea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4">5</text:span><text:span text:style-name="T45">0</text:span><text:span text:style-name="T44">2</text:span><text:span text:style-name="T46"> - </text:span><text:span text:style-name="T47">A/G</text:span><text:span text:style-name="T48"> -</text:span><text:span text:style-name="T49"> Pilot -</text:span><text:span text:style-name="T48"> </text:span><text:span text:style-name="T50">TPOD, </text:span><text:span text:style-name="T51">GBU-10/12/16 </text:span><text:span text:style-name="T52">Paveway II </text:span><text:span text:style-name="T53">LGBs</text:span></text:p>
      <text:p text:style-name="P1"/>
      <text:p text:style-name="P2"><text:span text:style-name="T59">Laser Guided Bombs and </text:span>TPOD use<text:span text:style-name="T54"> with Jester</text:span> -- <text:span text:style-name="T8">WIP</text:span></text:p>
      <text:list xml:id="list1849860206" text:style-name="L1">
        <text:list-item>
          <text:p text:style-name="P6"><text:span text:style-name="T21">Jester will use LANTIRN automatically</text:span><text:span text:style-name="T23"> in A/G mode</text:span><text:span text:style-name="T21">, and TCS camera in A/A mode.</text:span><text:span text:style-name="T23"> <text:s/></text:span><text:span text:style-name="T21">To manually set LANTIRN </text:span><text:span text:style-name="T23">or</text:span><text:span text:style-name="T21"> TCS in either Display Mode</text:span><text:span text:style-name="T23">:</text:span></text:p>
          <text:list>
            <text:list-item>
              <text:p text:style-name="P6"><text:span text:style-name="T27">Jester</text:span><text:span text:style-name="T19">:</text:span><text:span text:style-name="T21"> Air To Ground/Weapons -&gt; Use TCS/Utility or Use LANTIRN/Utility</text:span></text:p>
            </text:list-item>
          </text:list>
        </text:list-item>
      </text:list>
      <text:list xml:id="list403673131" text:style-name="L2">
        <text:list-item>
          <text:p text:style-name="P15"><text:span text:style-name="T7">Master Arm</text:span> ... <text:span text:style-name="T7">ON</text:span></text:p>
        </text:list-item>
        <text:list-item>
          <text:p text:style-name="P15"><text:span text:style-name="T60">Display Mode button </text:span><text:span text:style-name="T61">... A/G </text:span><text:span text:style-name="T60">(Mode dial 4)</text:span></text:p>
          <text:list>
            <text:list-item>
              <text:p text:style-name="P16"><text:span text:style-name="T63">Jester will start warming up the pod when weight-off-wheels. <text:s/></text:span><text:span text:style-name="T64">T</text:span><text:span text:style-name="T63">akes about 9 minutes to warm up.</text:span></text:p>
            </text:list-item>
            <text:list-item>
              <text:p text:style-name="P17"><text:span text:style-name="T63">A</text:span><text:span text:style-name="T62">fter the pod is warmed up, switching to A/G mode may show NOT RDY in the LANTIRN display, indicating standby mode. <text:s/>May take 30s to 1m to bring the pod out of standby.</text:span></text:p>
            </text:list-item>
          </text:list>
        </text:list-item>
        <text:list-item>
          <text:p text:style-name="P7"><text:span text:style-name="T31">VDI DISPLAY MODE</text:span><text:span text:style-name="T21"> switch ... </text:span><text:span text:style-name="T31">TV</text:span><text:span text:style-name="T24"> to show the LANTIRN display</text:span></text:p>
        </text:list-item>
      </text:list>
      <text:list xml:id="list2089892090" text:style-name="L3">
        <text:list-item>
          <text:list>
            <text:list-item>
              <text:p text:style-name="P19">Note that TID repeater will be blank when LANTIRN is active.</text:p>
            </text:list-item>
          </text:list>
        </text:list-item>
      </text:list>
      <text:list xml:id="list104561171343094" text:continue-list="list403673131" text:style-name="L2">
        <text:list-item>
          <text:p text:style-name="P25"><text:span text:style-name="T6">Jester</text:span><text:span text:style-name="T5">: </text:span><text:span text:style-name="T2">Air To Ground</text:span><text:span text:style-name="T1">/</text:span><text:span text:style-name="T2">Weapons, </text:span><text:span text:style-name="T3">then go through the settings to</text:span><text:span text:style-name="T1"> select and</text:span><text:span text:style-name="T3"> configure </text:span><text:span text:style-name="T1">bombs </text:span><text:span text:style-name="T3">as needed. <text:s/>Current configuration is shown in the center of the Jester menu wheel.</text:span></text:p>
        </text:list-item>
      </text:list>
      <text:list xml:id="list508694696" text:style-name="L4">
        <text:list-item>
          <text:list>
            <text:list-item>
              <text:p text:style-name="P12"><text:span text:style-name="T36">Y</text:span><text:span text:style-name="T37">ou </text:span><text:span text:style-name="T43">should</text:span><text:span text:style-name="T37"> be in</text:span><text:span text:style-name="T43"> </text:span><text:span text:style-name="T15">MANUAL</text:span><text:span text:style-name="T43"> mode for the drop, although</text:span><text:span text:style-name="T37"> </text:span><text:span text:style-name="T12">CMP/</text:span><text:span text:style-name="T13">PLT</text:span><text:span text:style-name="T37"> </text:span><text:span text:style-name="T43">will also work</text:span><text:span text:style-name="T37">.</text:span></text:p>
            </text:list-item>
          </text:list>
        </text:list-item>
      </text:list>
      <text:list xml:id="list104559841473967" text:continue-list="list104561171343094" text:style-name="L2">
        <text:list-item>
          <text:p text:style-name="P25"><text:span text:style-name="T4">Weapon Selector</text:span><text:span text:style-name="T2"> switch ... </text:span><text:span text:style-name="T4">OFF</text:span><text:span text:style-name="T2"> (</text:span><text:span text:style-name="T4">Dish Hat down</text:span><text:span text:style-name="T2">)</text:span></text:p>
        </text:list-item>
        <text:list-item>
          <text:p text:style-name="P7"><text:span text:style-name="T34">S</text:span><text:span text:style-name="T35">elected stations should show checkerboards in indicators above VDI.</text:span></text:p>
        </text:list-item>
        <text:list-item>
          <text:p text:style-name="P7"><text:span text:style-name="T10">Wing Sweep</text:span><text:span text:style-name="T35"> ... </text:span><text:span text:style-name="T10">Bomb</text:span><text:span text:style-name="T35"> (55 deg) (</text:span><text:span text:style-name="T11">shift-</text:span><text:span text:style-name="T10">Top Hat down</text:span><text:span text:style-name="T35">)</text:span></text:p>
        </text:list-item>
        <text:list-item>
          <text:p text:style-name="P20">Jester LANTIRN context menu options:</text:p>
          <text:list>
            <text:list-item>
              <text:p text:style-name="P22">Head Control</text:p>
              <text:list>
                <text:list-item>
                  <text:p text:style-name="P8"><text:span text:style-name="T30">QEyeballs</text:span><text:span text:style-name="T23"> -- A small red circle will appear in the middle of the screen. <text:s/>Look at the target and press the Jester menu key (Comms Hat forward) to </text:span><text:span text:style-name="T25">ground-stabilize</text:span><text:span text:style-name="T23"> the pod.</text:span></text:p>
                </text:list-item>
                <text:list-item>
                  <text:p text:style-name="P9"><text:span text:style-name="T30">Direct Head Control</text:span><text:span text:style-name="T23"> -- A small red dot will appear in the middle of the screen, as well as a small red circle on the VDI display. <text:s/>Put the dot in the circle to "capture" it, then move head to move pod. <text:s/>When on target, press the Jester menu key (Comms Hat forward) to </text:span><text:span text:style-name="T25">ground-stabilize</text:span><text:span text:style-name="T23"> the pod.</text:span></text:p>
                </text:list-item>
              </text:list>
            </text:list-item>
            <text:list-item>
              <text:p text:style-name="P23"><text:span text:style-name="T58">Set Q Mode</text:span><text:span text:style-name="T56"> (LANTIRN cuing options)</text:span></text:p>
              <text:list>
                <text:list-item>
                  <text:p text:style-name="P10"><text:span text:style-name="T28">QHUD</text:span><text:span text:style-name="T22"> -- Points pod at the center crosshair on HUD. <text:s/>Fly to point the plane at whatever you want, then go to Jester</text:span><text:span text:style-name="T26">:</text:span><text:span text:style-name="T22"> </text:span><text:span text:style-name="T23">Ground Stabilize Area or Jester</text:span><text:span text:style-name="T26">:</text:span><text:span text:style-name="T23"> Next Page -&gt; Designate.</text:span></text:p>
                </text:list-item>
                <text:list-item>
                  <text:p text:style-name="P24"><text:span text:style-name="T58">QSNO</text:span><text:span text:style-name="T57"> -- Points pod to centerline of plane, depressed below nose.</text:span></text:p>
                </text:list-item>
                <text:list-item>
                  <text:p text:style-name="P24"><text:span text:style-name="T58">QWP</text:span><text:span text:style-name="T55"> -- Points pod at a waypoint</text:span><text:span text:style-name="T57">.</text:span></text:p>
                </text:list-item>
                <text:list-item>
                  <text:p text:style-name="P10"><text:span text:style-name="T28">QDES</text:span><text:span text:style-name="T23"> -- Points pod back </text:span><text:span text:style-name="T26">to</text:span><text:span text:style-name="T23"> whatever the current designated target is. <text:s/>Useful if Jester loses the target when pod is masked.</text:span></text:p>
                </text:list-item>
                <text:list-item>
                  <text:p text:style-name="P24"><text:span text:style-name="T58">QMAP</text:span><text:span text:style-name="T55"> Marker</text:span><text:span text:style-name="T57"> -- Points pod at a map marker, identified by marker label.</text:span></text:p>
                </text:list-item>
              </text:list>
            </text:list-item>
            <text:list-item>
              <text:p text:style-name="P7"><text:span text:style-name="T29">Ground Stabilize Area</text:span><text:span text:style-name="T26"> -- Ground-stabilizes the pod but does not automatically designate a target.</text:span></text:p>
            </text:list-item>
            <text:list-item>
              <text:p text:style-name="P23"><text:span text:style-name="T58">Search For Targets</text:span><text:span text:style-name="T56"> -- Tells Jester to begin searching for targets near where the pod is pointing.</text:span></text:p>
            </text:list-item>
          </text:list>
        </text:list-item>
      </text:list>
      <text:list xml:id="list1982612207" text:style-name="L5">
        <text:list-item>
          <text:list>
            <text:list-item>
              <text:list>
                <text:list-item>
                  <text:p text:style-name="P13"><text:span text:style-name="T23">In the next menu, i</text:span><text:span text:style-name="T22">tems marked "(Active)" are for active objects as set in the mission editor, as opposed to static objects.</text:span><text:span text:style-name="T23"> <text:s/>Jester will only automatically search for hostile targets. <text:s/>Most targets except buildings will be "(Active)".</text:span></text:p>
                </text:list-item>
              </text:list>
            </text:list-item>
          </text:list>
        </text:list-item>
      </text:list>
      <text:list xml:id="list104560542244730" text:continue-list="list104559841473967" text:style-name="L2">
        <text:list-item>
          <text:list>
            <text:list-item>
              <text:p text:style-name="P24"><text:span text:style-name="T58">Next Target</text:span><text:span text:style-name="T55"> -- Tells Jester to go to the next target.</text:span></text:p>
            </text:list-item>
            <text:list-item>
              <text:p text:style-name="P10"><text:span text:style-name="T28">Previous Target</text:span><text:span text:style-name="T22"> -- Tells Jester to go to the previous target.</text:span></text:p>
            </text:list-item>
            <text:list-item>
              <text:p text:style-name="P22">Next Page</text:p>
              <text:list>
                <text:list-item>
                  <text:p text:style-name="P7"><text:span text:style-name="T29">Laser Always On</text:span><text:span text:style-name="T20"> -- Turns on the laser and keeps it on, useful for buddy lasing.</text:span></text:p>
                </text:list-item>
                <text:list-item>
                  <text:p text:style-name="P7"><text:span text:style-name="T29">Set Laser Code</text:span><text:span text:style-name="T20"> -- Set the code for the LANTIRN laser.</text:span><text:span text:style-name="T22"> <text:s/>The leading "1" is implied, use the options to set the other 3 numbers.</text:span></text:p>
                </text:list-item>
                <text:list-item>
                  <text:p text:style-name="P7"><text:span text:style-name="T29">Designate</text:span><text:span text:style-name="T20"> -- Range the target under the crosshairs and designate it as the system target.</text:span></text:p>
                </text:list-item>
                <text:list-item>
                  <text:p text:style-name="P23"><text:span text:style-name="T58">Undesignate</text:span><text:span text:style-name="T55"> -- Undesignate the system target.</text:span></text:p>
                </text:list-item>
                <text:list-item>
                  <text:p text:style-name="P23"><text:span text:style-name="T58">Disable(Enable) Auto-Designate</text:span><text:span text:style-name="T55"> -- When enabled, Jester will automatically designate a target when he finds one.</text:span></text:p>
                </text:list-item>
                <text:list-item>
                  <text:p text:style-name="P7"><text:span text:style-name="T29">Set BHOT(WHOT)</text:span><text:span text:style-name="T20"> -- Toggles black-hot or white-hot display.</text:span></text:p>
                </text:list-item>
                <text:list-item>
                  <text:p text:style-name="P23"><text:span text:style-name="T58">Reset</text:span><text:span text:style-name="T55"> -- Resets options on this page to their defaults.</text:span></text:p>
                </text:list-item>
              </text:list>
            </text:list-item>
          </text:list>
        </text:list-item>
        <text:list-item>
          <text:p text:style-name="P21">Jester should automatically set the LANTIRN laser code to match the bombs, code is shown on the bottom row of the LANTIRN display like "A1688". <text:s/>To have Jester change to a different code:</text:p>
          <text:list>
            <text:list-item>
              <text:p text:style-name="P7"><text:span text:style-name="T27">Jester</text:span><text:span text:style-name="T19">: </text:span><text:span text:style-name="T20">Next Page/Utility -&gt; Set Laser Code/Utilty. <text:s/>Current laser code is shown in the center of the Jester menu wheel.</text:span></text:p>
            </text:list-item>
          </text:list>
        </text:list-item>
        <text:list-item>
          <text:p text:style-name="P26"><text:span text:style-name="T39">B</text:span><text:span text:style-name="T33">y default, Jester should automatically designate any target he finds. <text:s/>If you manually direct the pod, you may need to designate separately with </text:span><text:span text:style-name="T9">Jester</text:span><text:span text:style-name="T33">: Next Page/Utility -&gt; Designate.</text:span></text:p>
        </text:list-item>
        <text:list-item>
          <text:p text:style-name="P8"><text:span text:style-name="T39">Fly to </text:span><text:span text:style-name="T38">line up the heading shown at the top of the LANTIRN display.</text:span></text:p>
        </text:list-item>
        <text:list-item>
          <text:p text:style-name="P18">Jester will talk you to the line up and then give you 10 second and 5 second warnings. <text:s/>The line on the right of the LANTIRN display shows the drop cue as a horizontal line moving down to two short horizontal marks.</text:p>
        </text:list-item>
        <text:list-item>
          <text:p text:style-name="P11"><text:span text:style-name="T38">When the line lines up with the marks, press </text:span><text:span text:style-name="T14">Red Button</text:span><text:span text:style-name="T38"> to drop.</text:span></text:p>
        </text:list-item>
        <text:list-item>
          <text:p text:style-name="P27"><text:span text:style-name="T19">J</text:span><text:span text:style-name="T18">ester will fire the laser when needed.</text:span></text:p>
        </text:list-item>
        <text:list-item>
          <text:p text:style-name="P28"><text:span text:style-name="T24">Keep the target on the </text:span><text:span text:style-name="T32">right</text:span><text:span text:style-name="T24"> side of the plane </text:span><text:span text:style-name="T18">to give the LANTIRN pod the best view.</text:span></text:p>
        </text:list-item>
      </text:list>
      <text:p text:style-name="P4"/>
      <text:p text:style-name="P3">Valid laser codes:</text:p>
      <text:list xml:id="list3410996217" text:style-name="L6">
        <text:list-item>
          <text:p text:style-name="P14"><text:span text:style-name="T40">Format is ABCC, A=1, B=1-7, C=1-8, never</text:span><text:span text:style-name="T41"> 0 or 9</text:span><text:span text:style-name="T42"> for any digit</text:span><text:span text:style-name="T41">. <text:s/></text:span><text:span text:style-name="T40">Range should be 1111 to 1788 but may be 1111 to 1688 in the game. <text:s/></text:span><text:span text:style-name="T16">A-10C: B=1-6</text:span><text:span text:style-name="T17">,</text:span><text:span text:style-name="T16"> F-14: B=5-7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1-07T10:45:59.714000000</dc:date>
    <meta:editing-duration>P1DT16H6M4S</meta:editing-duration>
    <meta:editing-cycles>57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8" meta:word-count="834" meta:character-count="4506" meta:non-whitespace-character-count="3747"/>
  </office:meta>
</office:document-meta>
</file>